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57" office:value-type="string" calcext:value-type="string">
            <text:p>-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57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57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/>
          <table:table-cell table:style-name="ce107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2"/>
          <table:table-cell table:style-name="ce107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/>
          <table:table-cell table:style-name="ce107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7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61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70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10:08:00.987000000</dc:date>
    <meta:editing-duration>P2DT20H9M8S</meta:editing-duration>
    <meta:editing-cycles>1116</meta:editing-cycles>
    <meta:document-statistic meta:table-count="4" meta:cell-count="360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